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fo:language="en" fo:country="US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fo:font-size="8pt" fo:language="en" fo:country="US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text-properties fo:font-size="8pt" fo:language="ru" fo:country="RU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text-properties fo:font-size="8pt" fo:language="ru" fo:country="RU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8pt" fo:language="en" fo:country="US" style:text-underline-style="none" fo:font-weight="normal" style:font-size-asian="8pt" style:font-weight-asian="normal" style:font-size-complex="8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style:text-underline-style="none" fo:font-weight="normal" style:font-weight-asian="normal" style:font-weight-complex="normal"/>
    </style:style>
    <style:style style:name="T5" style:family="text">
      <style:text-properties fo:language="en" fo:country="US" style:text-underline-style="none" fo:font-weight="normal" officeooo:rsid="00175c75" style:font-weight-asian="normal" style:font-weight-complex="normal"/>
    </style:style>
    <style:style style:name="T6" style:family="text">
      <style:text-properties officeooo:rsid="00175c75"/>
    </style:style>
    <style:style style:name="T7" style:family="text">
      <style:text-properties style:font-name="Verdana" officeooo:rsid="00175c75"/>
    </style:style>
    <style:style style:name="T8" style:family="text">
      <style:text-properties style:font-name="Verdana" fo:language="en" fo:country="US" style:text-underline-style="none" fo:font-weight="normal" officeooo:rsid="00175c75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_figure:</text:p>
      <text:p text:style-name="P2">something that contains noticeable patterns (figures) to start building the algor<text:span text:style-name="T7">i</text:span>thm from.</text:p>
      <text:p text:style-name="P2">Those patterns are used as stencils to select specific sub-figures from the base_figure</text:p>
      <text:p text:style-name="P2"/>
      <text:p text:style-name="P3"><text:span text:style-name="T2">noticeable_pattern</text:span><text:span text:style-name="T1"> in </text:span><text:span text:style-name="T3">the </text:span><text:span text:style-name="T1">base_figure </text:span><text:span text:style-name="T3">is used as a stencil for pulling out the sub-figure.</text:span></text:p>
      <text:p text:style-name="P5"/>
      <text:p text:style-name="P4"><text:span text:style-name="T3">next base_figure:</text:span><text:span text:style-name="T4"> it is con</text:span><text:span text:style-name="T8">s</text:span><text:span text:style-name="T4">idered completely built when all the stencils-from are visible in this figure, and it's possible to pull sub-figures out of that figure.</text:span></text:p>
      <text:p text:style-name="P5"/>
      <text:p text:style-name="P5"/>
      <text:p text:style-name="P4"><text:span text:style-name="T3">buffer: </text:span><text:span text:style-name="T4">It's old sub-figures, that were pulled out with a stencil, and the position of which can be used for the next stencils, so, they are saved in memory during the algorithm's procession.</text:span>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1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10-17T03:53:17.65</meta:creation-date>
    <meta:generator>LibreOffice/7.1.4.2$Windows_X86_64 LibreOffice_project/a529a4fab45b75fefc5b6226684193eb000654f6</meta:generator>
    <dc:date>2021-08-26T23:59:21.921000000</dc:date>
    <meta:editing-duration>P21DT10H10M48S</meta:editing-duration>
    <meta:editing-cycles>45</meta:editing-cycles>
    <meta:document-statistic meta:table-count="0" meta:image-count="0" meta:object-count="0" meta:page-count="1" meta:paragraph-count="6" meta:word-count="99" meta:character-count="635" meta:non-whitespace-character-count="542"/>
  </office:meta>
</office:document-meta>
</file>